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 style:font-family-generic="roman"/>
  </office:font-face-decls>
  <office:automatic-styles>
    <style:style style:name="P1" style:family="paragraph" style:parent-style-name="Standard">
      <style:text-properties style:text-underline-style="none" fo:font-weight="normal" officeooo:rsid="0011ec75" officeooo:paragraph-rsid="0011ec75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d8d85" officeooo:paragraph-rsid="000d8d8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ee258" officeooo:paragraph-rsid="000ee258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044e" officeooo:paragraph-rsid="000ee258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044e" officeooo:paragraph-rsid="0010044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363d5" officeooo:paragraph-rsid="001363d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538c6" officeooo:paragraph-rsid="001538c6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6a523" officeooo:paragraph-rsid="0016a52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7d44" officeooo:paragraph-rsid="001d7d4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4b63" officeooo:paragraph-rsid="001eb9a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f4b63" officeooo:paragraph-rsid="001f4b6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1e000" officeooo:paragraph-rsid="00239f5c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39f5c" officeooo:paragraph-rsid="00239f5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3a887" officeooo:paragraph-rsid="0023a887" style:font-weight-asian="normal" style:font-weight-complex="normal"/>
    </style:style>
    <style:style style:name="P15" style:family="paragraph" style:parent-style-name="Standard">
      <style:text-properties style:text-underline-style="none" fo:font-weight="bold" officeooo:rsid="000d8d8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d8d85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0ee258" officeooo:paragraph-rsid="000d8d85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0044e" officeooo:paragraph-rsid="0010044e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475bf" officeooo:paragraph-rsid="001475bf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d7d44" officeooo:paragraph-rsid="001d7d44" style:font-weight-asian="bold" style:font-weight-complex="bold"/>
    </style:style>
    <style:style style:name="P21" style:family="paragraph" style:parent-style-name="Standard">
      <style:text-properties fo:font-size="13pt" style:text-underline-style="none" officeooo:rsid="000d8d85" officeooo:paragraph-rsid="000d8d85" style:font-size-asian="13pt" style:font-size-complex="13pt"/>
    </style:style>
    <style:style style:name="P22" style:family="paragraph" style:parent-style-name="Standard">
      <style:text-properties fo:font-size="13pt" style:text-underline-style="none" fo:font-weight="bold" officeooo:rsid="0011ec75" officeooo:paragraph-rsid="0011ec75" style:font-size-asian="13pt" style:font-weight-asian="bold" style:font-size-complex="13pt" style:font-weight-complex="bold"/>
    </style:style>
    <style:style style:name="P23" style:family="paragraph" style:parent-style-name="Standard">
      <style:text-properties fo:font-size="14pt" style:text-underline-style="none" fo:font-weight="bold" officeooo:rsid="0011ec75" officeooo:paragraph-rsid="0011ec75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none" fo:font-weight="bold" officeooo:rsid="001475bf" officeooo:paragraph-rsid="001475b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38c6" officeooo:paragraph-rsid="001538c6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none" fo:font-weight="bold" officeooo:rsid="001538c6" officeooo:paragraph-rsid="001538c6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none" fo:font-weight="normal" officeooo:rsid="0011ec75" officeooo:paragraph-rsid="0011ec75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1475bf" officeooo:paragraph-rsid="001475b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38c6" officeooo:paragraph-rsid="001538c6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bold" officeooo:rsid="001538c6" officeooo:paragraph-rsid="001538c6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6a523" officeooo:paragraph-rsid="0016a523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0d8d85" officeooo:paragraph-rsid="000d8d85" style:font-weight-asian="bold" style:font-weight-complex="bold"/>
    </style:style>
    <style:style style:name="P34" style:family="paragraph" style:parent-style-name="Standard">
      <style:text-properties fo:font-size="15pt" style:text-underline-style="solid" style:text-underline-width="auto" style:text-underline-color="font-color" fo:font-weight="bold" officeooo:rsid="000d8d85" officeooo:paragraph-rsid="000d8d85" style:font-size-asian="15pt" style:font-weight-asian="bold" style:font-size-complex="15pt" style:font-weight-complex="bold"/>
    </style:style>
    <style:style style:name="P35" style:family="paragraph" style:parent-style-name="Standard" style:list-style-name="L1">
      <style:text-properties style:text-underline-style="none" fo:font-weight="normal" officeooo:rsid="000ee258" officeooo:paragraph-rsid="000ee258" style:font-weight-asian="normal" style:font-weight-complex="normal"/>
    </style:style>
    <style:style style:name="P36" style:family="paragraph" style:parent-style-name="Standard" style:list-style-name="L1">
      <style:text-properties style:text-underline-style="none" fo:font-weight="normal" officeooo:rsid="000ee258" officeooo:paragraph-rsid="0032a36d" style:font-weight-asian="normal" style:font-weight-complex="normal"/>
    </style:style>
    <style:style style:name="P37" style:family="paragraph" style:parent-style-name="Standard" style:list-style-name="L2">
      <style:text-properties style:text-underline-style="none" fo:font-weight="normal" officeooo:rsid="0011ec75" officeooo:paragraph-rsid="0011ec75" style:font-weight-asian="normal" style:font-weight-complex="normal"/>
    </style:style>
    <style:style style:name="P38" style:family="paragraph" style:parent-style-name="Standard" style:list-style-name="L3">
      <style:text-properties style:text-underline-style="none" fo:font-weight="normal" officeooo:rsid="001363d5" officeooo:paragraph-rsid="001363d5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363d5" officeooo:paragraph-rsid="0011ec75" style:font-weight-asian="normal" style:font-weight-complex="normal"/>
    </style:style>
    <style:style style:name="P40" style:family="paragraph" style:parent-style-name="Standard" style:list-style-name="L4">
      <style:text-properties style:text-underline-style="none" fo:font-weight="normal" officeooo:rsid="001475bf" officeooo:paragraph-rsid="001475bf" style:font-weight-asian="normal" style:font-weight-complex="normal"/>
    </style:style>
    <style:style style:name="P41" style:family="paragraph" style:parent-style-name="Standard" style:list-style-name="L6">
      <style:text-properties style:text-underline-style="none" fo:font-weight="normal" officeooo:rsid="001538c6" officeooo:paragraph-rsid="001538c6" style:font-weight-asian="normal" style:font-weight-complex="normal"/>
    </style:style>
    <style:style style:name="P42" style:family="paragraph" style:parent-style-name="Standard" style:list-style-name="L9">
      <style:text-properties style:text-underline-style="none" fo:font-weight="normal" officeooo:rsid="0016a523" officeooo:paragraph-rsid="0016a523" style:font-weight-asian="normal" style:font-weight-complex="normal"/>
    </style:style>
    <style:style style:name="P43" style:family="paragraph" style:parent-style-name="Standard" style:list-style-name="L10">
      <style:text-properties style:text-underline-style="none" fo:font-weight="normal" officeooo:rsid="001d7d44" officeooo:paragraph-rsid="001d7d44" style:font-weight-asian="normal" style:font-weight-complex="normal"/>
    </style:style>
    <style:style style:name="P44" style:family="paragraph" style:parent-style-name="Standard" style:list-style-name="L10">
      <style:text-properties style:text-underline-style="none" fo:font-weight="normal" officeooo:rsid="001f4b63" officeooo:paragraph-rsid="001f4b63" style:font-weight-asian="normal" style:font-weight-complex="normal"/>
    </style:style>
    <style:style style:name="P45" style:family="paragraph" style:parent-style-name="Standard" style:list-style-name="L10">
      <style:text-properties style:text-underline-style="none" fo:font-weight="normal" officeooo:rsid="0021e000" officeooo:paragraph-rsid="0021e000" style:font-weight-asian="normal" style:font-weight-complex="normal"/>
    </style:style>
    <style:style style:name="P46" style:family="paragraph" style:parent-style-name="Standard" style:list-style-name="L10">
      <style:text-properties style:text-underline-style="none" fo:font-weight="normal" officeooo:rsid="0021e000" officeooo:paragraph-rsid="00239f5c" style:font-weight-asian="normal" style:font-weight-complex="normal"/>
    </style:style>
    <style:style style:name="P47" style:family="paragraph" style:parent-style-name="Standard" style:list-style-name="L10">
      <style:text-properties style:text-underline-style="none" fo:font-weight="normal" officeooo:rsid="00239f5c" officeooo:paragraph-rsid="00239f5c" style:font-weight-asian="normal" style:font-weight-complex="normal"/>
    </style:style>
    <style:style style:name="P48" style:family="paragraph" style:parent-style-name="Standard" style:list-style-name="L10">
      <style:text-properties style:text-underline-style="none" fo:font-weight="normal" officeooo:rsid="0023a887" officeooo:paragraph-rsid="0023a887" style:font-weight-asian="normal" style:font-weight-complex="normal"/>
    </style:style>
    <style:style style:name="P49" style:family="paragraph" style:parent-style-name="Standard" style:list-style-name="L10">
      <style:text-properties style:text-underline-style="none" fo:font-weight="normal" officeooo:rsid="002dd5ec" officeooo:paragraph-rsid="002dd5ec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10044e" officeooo:paragraph-rsid="0010044e" style:font-weight-asian="normal" style:font-weight-complex="normal"/>
    </style:style>
    <style:style style:name="P51" style:family="paragraph" style:parent-style-name="Standard" style:list-style-name="L5">
      <style:text-properties fo:font-size="14pt" style:text-underline-style="none" fo:font-weight="normal" officeooo:rsid="001475bf" officeooo:paragraph-rsid="001475bf" style:font-size-asian="14pt" style:font-weight-asian="normal" style:font-size-complex="14pt" style:font-weight-complex="normal"/>
    </style:style>
    <style:style style:name="P52" style:family="paragraph" style:parent-style-name="Standard" style:list-style-name="L5">
      <style:text-properties fo:font-size="14pt" style:text-underline-style="none" fo:font-weight="normal" officeooo:rsid="001538c6" officeooo:paragraph-rsid="001538c6" style:font-size-asian="14pt" style:font-weight-asian="normal" style:font-size-complex="14pt" style:font-weight-complex="normal"/>
    </style:style>
    <style:style style:name="P53" style:family="paragraph" style:parent-style-name="Standard" style:list-style-name="L7">
      <style:text-properties fo:font-size="14pt" fo:font-weight="normal" officeooo:rsid="001538c6" officeooo:paragraph-rsid="001538c6" style:font-size-asian="14pt" style:font-weight-asian="normal" style:font-size-complex="14pt" style:font-weight-complex="normal"/>
    </style:style>
    <style:style style:name="P54" style:family="paragraph" style:parent-style-name="Standard" style:list-style-name="L8">
      <style:text-properties fo:font-size="14pt" fo:font-weight="normal" officeooo:rsid="0016a523" officeooo:paragraph-rsid="0016a523" style:font-size-asian="14pt" style:font-weight-asian="normal" style:font-size-complex="14pt" style:font-weight-complex="normal"/>
    </style:style>
    <style:style style:name="P55" style:family="paragraph" style:parent-style-name="Standard" style:list-style-name="L10">
      <style:text-properties officeooo:paragraph-rsid="00239f5c"/>
    </style:style>
    <style:style style:name="P56" style:family="paragraph" style:parent-style-name="Standard" style:list-style-name="L10">
      <style:text-properties officeooo:rsid="001d7d44" officeooo:paragraph-rsid="001d7d44"/>
    </style:style>
    <style:style style:name="P57" style:family="paragraph" style:parent-style-name="Standard" style:list-style-name="L10">
      <style:text-properties officeooo:rsid="001f4b63" officeooo:paragraph-rsid="001f4b63"/>
    </style:style>
    <style:style style:name="P58" style:family="paragraph" style:parent-style-name="Standard" style:list-style-name="L10">
      <style:text-properties officeooo:rsid="0021e000" officeooo:paragraph-rsid="0021e000"/>
    </style:style>
    <style:style style:name="P59" style:family="paragraph" style:parent-style-name="Standard">
      <style:text-properties style:font-name="Timesnewroman" style:text-underline-style="none" fo:font-weight="normal" officeooo:rsid="000d8d85" officeooo:paragraph-rsid="0031b02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e258" style:font-weight-asian="bold" style:font-weight-complex="bold"/>
    </style:style>
    <style:style style:name="T3" style:family="text">
      <style:text-properties fo:font-weight="bold" officeooo:rsid="0011ec75" style:font-weight-asian="bold" style:font-weight-complex="bold"/>
    </style:style>
    <style:style style:name="T4" style:family="text">
      <style:text-properties fo:font-weight="bold" officeooo:rsid="0032a36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f4b63" style:font-weight-asian="normal" style:font-weight-complex="normal"/>
    </style:style>
    <style:style style:name="T7" style:family="text">
      <style:text-properties style:text-underline-style="none" fo:font-weight="normal" officeooo:rsid="00207750" style:font-weight-asian="normal" style:font-weight-complex="normal"/>
    </style:style>
    <style:style style:name="T8" style:family="text">
      <style:text-properties style:text-underline-style="none" fo:font-weight="normal" officeooo:rsid="0021e000" style:font-weight-asian="normal" style:font-weight-complex="normal"/>
    </style:style>
    <style:style style:name="T9" style:family="text">
      <style:text-properties style:text-underline-style="none" fo:font-weight="normal" officeooo:rsid="0023a887" style:font-weight-asian="normal" style:font-weight-complex="normal"/>
    </style:style>
    <style:style style:name="T10" style:family="text">
      <style:text-properties style:text-underline-style="none" fo:font-weight="normal" officeooo:rsid="0029005c" style:font-weight-asian="normal" style:font-weight-complex="normal"/>
    </style:style>
    <style:style style:name="T11" style:family="text">
      <style:text-properties style:text-underline-style="none" fo:font-weight="normal" officeooo:rsid="002c51b2" style:font-weight-asian="normal" style:font-weight-complex="normal"/>
    </style:style>
    <style:style style:name="T12" style:family="text">
      <style:text-properties officeooo:rsid="0011ec75"/>
    </style:style>
    <style:style style:name="T13" style:family="text">
      <style:text-properties officeooo:rsid="001538c6"/>
    </style:style>
    <style:style style:name="T14" style:family="text">
      <style:text-properties fo:font-size="15pt" style:text-underline-style="solid" style:text-underline-width="auto" style:text-underline-color="font-color" fo:font-weight="bold" officeooo:rsid="000d8d85" style:font-size-asian="15pt" style:font-weight-asian="bold" style:font-size-complex="15pt" style:font-weight-complex="bold"/>
    </style:style>
    <style:style style:name="T15" style:family="text">
      <style:text-properties officeooo:rsid="0031b020"/>
    </style:style>
    <style:style style:name="T16" style:family="text">
      <style:text-properties officeooo:rsid="0032a36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 text:c="46"/><text:span text:style-name="T14">INVOICE MANAGEMENT SYSTEM</text:span></text:p>
      <text:p text:style-name="P15"/>
      <text:p text:style-name="P16"><text:s text:c="48"/></text:p>
      <text:p text:style-name="P34">INTRODUCTION:</text:p>
      <text:p text:style-name="P33"/>
      <text:p text:style-name="P59">Invoice management system is a business funciton that facilitates <text:span text:style-name="T15">both sales invoice </text:span><text:span text:style-name="T16">management </text:span><text:span text:style-name="T15">as well as purchase invoice </text:span><text:span text:style-name="T16">management automatically</text:span>.</text:p>
      <text:p text:style-name="P2"/>
      <text:p text:style-name="P21"><text:span text:style-name="T1">So, the steps involved in </text:span><text:span text:style-name="T4">purchase i</text:span><text:span text:style-name="T1">nvoice management are as fo</text:span><text:span text:style-name="T2">llows:</text:span></text:p>
      <text:p text:style-name="P17"/>
      <text:list xml:id="list1482497752" text:style-name="L1">
        <text:list-item>
          <text:p text:style-name="P36">Analyzing the details </text:p>
        </text:list-item>
        <text:list-item>
          <text:p text:style-name="P36">Getting the invoice</text:p>
        </text:list-item>
        <text:list-item>
          <text:p text:style-name="P35">Validating the invoice information</text:p>
        </text:list-item>
        <text:list-item>
          <text:p text:style-name="P35">Approving the invoice payment</text:p>
        </text:list-item>
        <text:list-item>
          <text:p text:style-name="P35">Extracting invoices and transactions and saving them on a database</text:p>
        </text:list-item>
      </text:list>
      <text:p text:style-name="P4"/>
      <text:p text:style-name="P5"><text:span text:style-name="T1"/></text:p>
      <text:p text:style-name="P22">Different types of invoices:</text:p>
      <text:p text:style-name="P3"/>
      <text:list xml:id="list1725989941" text:style-name="L2">
        <text:list-item>
          <text:p text:style-name="P37">Interim invoice </text:p>
        </text:list-item>
        <text:list-item>
          <text:p text:style-name="P37">Proforma invoice </text:p>
        </text:list-item>
        <text:list-item>
          <text:p text:style-name="P37">Final invoice</text:p>
        </text:list-item>
        <text:list-item>
          <text:p text:style-name="P37">Recurring invoice </text:p>
        </text:list-item>
        <text:list-item>
          <text:p text:style-name="P37">Credit <text:s/>invoice</text:p>
        </text:list-item>
        <text:list-item>
          <text:p text:style-name="P37">Debit invoice</text:p>
        </text:list-item>
        <text:list-item>
          <text:p text:style-name="P37">OverDue invoice</text:p>
        </text:list-item>
        <text:list-item>
          <text:p text:style-name="P37"/>
        </text:list-item>
      </text:list>
      <text:p text:style-name="P6"/>
      <text:p text:style-name="P24">Manual invoice management <text:s/>process:</text:p>
      <text:p text:style-name="P24"/>
      <text:p text:style-name="P28">A manual invoice management system needs human expertise and skill to process invoices.</text:p>
      <text:p text:style-name="P6"/>
      <text:p text:style-name="P6"/>
      <text:p text:style-name="P24"/>
      <text:p text:style-name="P24">Steps in manual invoice management:</text:p>
      <text:p text:style-name="P3"/>
      <text:list xml:id="list2482890903" text:style-name="L4">
        <text:list-item>
          <text:p text:style-name="P40">Receiving the invoice</text:p>
        </text:list-item>
        <text:list-item>
          <text:p text:style-name="P40">Extracting data from the invoice</text:p>
        </text:list-item>
        <text:list-item>
          <text:p text:style-name="P40">Manually verifiying the data with physical invoice</text:p>
        </text:list-item>
        <text:list-item>
          <text:p text:style-name="P40">Updating the data on an accounting system</text:p>
        </text:list-item>
        <text:list-item>
          <text:p text:style-name="P40">Invoice verification and approval</text:p>
        </text:list-item>
        <text:list-item>
          <text:p text:style-name="P40">Payment</text:p>
        </text:list-item>
      </text:list>
      <text:p text:style-name="P19"/>
      <text:p text:style-name="P24">Bottlenecks in the manual invoice system:</text:p>
      <text:p text:style-name="P24"/>
      <text:list xml:id="list2022910705" text:style-name="L5">
        <text:list-item>
          <text:p text:style-name="P51">Simple human error ca<text:span text:style-name="T13">n cause weaker vendor relationship, delay payments</text:span></text:p>
        </text:list-item>
        <text:list-item>
          <text:p text:style-name="P52">The records are not maintained digitally</text:p>
        </text:list-item>
        <text:list-item>
          <text:p text:style-name="P52">Delayed payments can result in heavy fines</text:p>
        </text:list-item>
      </text:list>
      <text:p text:style-name="P29"/>
      <text:p text:style-name="P29"><text:soft-page-break/></text:p>
      <text:p text:style-name="P25">Automated invoice management process:</text:p>
      <text:p text:style-name="P19"/>
      <text:list xml:id="list894493792" text:style-name="L6">
        <text:list-item>
          <text:p text:style-name="P41">Is a software that helps extract, process, store, and manage invoice data.</text:p>
        </text:list-item>
      </text:list>
      <text:p text:style-name="P7"/>
      <text:p text:style-name="P26">Steps in automated invoice management:</text:p>
      <text:p text:style-name="P30"/>
      <text:list xml:id="list4237064166" text:style-name="L7">
        <text:list-item>
          <text:p text:style-name="P53">Automatic data extraction to a digital format</text:p>
        </text:list-item>
        <text:list-item>
          <text:p text:style-name="P53">Sending the invoice for approval</text:p>
        </text:list-item>
        <text:list-item>
          <text:p text:style-name="P53">Invoice verification and approval</text:p>
        </text:list-item>
        <text:list-item>
          <text:p text:style-name="P53">Processing the payment</text:p>
        </text:list-item>
        <text:list-item>
          <text:p text:style-name="P53">Archiving information on the accounting software</text:p>
        </text:list-item>
      </text:list>
      <text:p text:style-name="P30"/>
      <text:p text:style-name="P30">Benefits of automated invoice management system:</text:p>
      <text:list xml:id="list2328493435" text:style-name="L8">
        <text:list-item>
          <text:p text:style-name="P54">On time payments</text:p>
        </text:list-item>
        <text:list-item>
          <text:p text:style-name="P54">Better vendor releationships</text:p>
        </text:list-item>
        <text:list-item>
          <text:p text:style-name="P54">Increased credibility</text:p>
        </text:list-item>
        <text:list-item>
          <text:p text:style-name="P54">Time saved on manual invoice processing </text:p>
        </text:list-item>
      </text:list>
      <text:p text:style-name="P31"/>
      <text:p text:style-name="P31"/>
      <text:p text:style-name="P31"/>
      <text:p text:style-name="P31">Cons of automated invoice management system:</text:p>
      <text:p text:style-name="P31"/>
      <text:list xml:id="list2573551604" text:style-name="L9">
        <text:list-item>
          <text:p text:style-name="P42">Integrations with accounting software may take time</text:p>
        </text:list-item>
        <text:list-item>
          <text:p text:style-name="P42">The returns might not justify the cost in the case of very small business</text:p>
          <text:p text:style-name="P42"/>
        </text:list-item>
      </text:list>
      <text:p text:style-name="P8"/>
      <text:p text:style-name="P8"/>
      <text:p text:style-name="P8"/>
      <text:p text:style-name="P10"/>
      <text:p text:style-name="P8"><text:tab/></text:p>
      <text:p text:style-name="P20"/>
      <text:p text:style-name="P20"/>
      <text:p text:style-name="P20"/>
      <text:p text:style-name="P20"/>
      <text:p text:style-name="P20"><text:span text:style-name="T16">Application Flow</text:span>:</text:p>
      <text:p text:style-name="P9"/>
      <text:list xml:id="list3203974673" text:style-name="L10">
        <text:list-item>
          <text:p text:style-name="P43">Tenant opens the application</text:p>
        </text:list-item>
        <text:list-item>
          <text:p text:style-name="P43">If tenant has not registered before, show the registration form(signup)</text:p>
        </text:list-item>
        <text:list-item>
          <text:p text:style-name="P56"><text:span text:style-name="T5">If the tenant has registered already, get </text:span><text:span text:style-name="T6">their</text:span><text:span text:style-name="T5"> credentials (login page)</text:span></text:p>
        </text:list-item>
        <text:list-item>
          <text:p text:style-name="P57"><text:span text:style-name="T5">The tenant can add customers.</text:span><text:span text:style-name="T7">T</text:span><text:span text:style-name="T5">he </text:span><text:span text:style-name="T7">customer </text:span><text:span text:style-name="T5">form consist of company name, phone,email, </text:span><text:span text:style-name="T8">bank details,pan,</text:span><text:span text:style-name="T5">etc...</text:span></text:p>
        </text:list-item>
        <text:list-item>
          <text:p text:style-name="P44">After successfully adding the customer the tenant can generate the invoice</text:p>
        </text:list-item>
      </text:list>
      <text:p text:style-name="P11"/>
      <text:p text:style-name="P11"/>
      <text:list xml:id="list172238012850495" text:continue-numbering="true" text:style-name="L10">
        <text:list-item>
          <text:p text:style-name="P58"><text:span text:style-name="T5">In the invoice tab we can view all the invoices and </text:span><text:span text:style-name="T10">create</text:span><text:span text:style-name="T5"> new invoices</text:span></text:p>
        </text:list-item>
        <text:list-item>
          <text:p text:style-name="P58"><text:span text:style-name="T5">While </text:span><text:span text:style-name="T11">generating</text:span><text:span text:style-name="T5"> new invoices we should select the customer and fill all the invoice details</text:span></text:p>
        </text:list-item>
        <text:list-item>
          <text:p text:style-name="P45">If needed we can add addtional documents to that particular invoice </text:p>
        </text:list-item>
        <text:list-item>
          <text:p text:style-name="P45">The inovice will be sent to the registered mail id </text:p>
        </text:list-item>
        <text:list-item>
          <text:p text:style-name="P45"><text:soft-page-break/>In the customer’s mail the customer will be having the invoice details and also will have an online payment option</text:p>
          <text:p text:style-name="P45"/>
        </text:list-item>
        <text:list-item>
          <text:p text:style-name="P47">In the payments recevied tab we will get the customer’s who have paid for their invoices </text:p>
        </text:list-item>
        <text:list-item>
          <text:p text:style-name="P47">By clicking each of the payment we will get the payment details, Customer details,invoice number,mode of payment,etc...</text:p>
        </text:list-item>
      </text:list>
      <text:p text:style-name="P13"/>
      <text:p text:style-name="P13"/>
      <text:list xml:id="list172238657805404" text:continue-numbering="true" text:style-name="L10">
        <text:list-item>
          <text:p text:style-name="P47">In the quotes tab the quote is created for the particulars and it is sent to the customer via e-mail.</text:p>
        </text:list-item>
        <text:list-item>
          <text:p text:style-name="P47">If the customer accepts the quote the notification will be send to our invoice account and we will send the invoice for the particular quote</text:p>
        </text:list-item>
      </text:list>
      <text:p text:style-name="P12"/>
      <text:p text:style-name="P12"/>
      <text:list xml:id="list172238477340864" text:continue-numbering="true" text:style-name="L10">
        <text:list-item>
          <text:p text:style-name="P55"><text:span text:style-name="T8"><text:s/></text:span><text:span text:style-name="T9">If there are any miscellaneous payments the payment link will be generated and sent to the customer via e-mail </text:span></text:p>
        </text:list-item>
        <text:list-item>
          <text:p text:style-name="P48">The customer can pay through that e-mail </text:p>
        </text:list-item>
      </text:list>
      <text:p text:style-name="P14"/>
      <text:p text:style-name="P14"/>
      <text:list xml:id="list172236982066886" text:continue-numbering="true" text:style-name="L10">
        <text:list-item>
          <text:p text:style-name="P49">If a product is returned or the order is cancelled by the customer the previous invoice details will be taken and will be put into credit notes</text:p>
        </text:list-item>
        <text:list-item>
          <text:p text:style-name="P49">The money will be refunded or it will be applied to future invoices </text:p>
          <text:p text:style-name="P46"><text:s/>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4:46:34.830299800</meta:creation-date>
    <dc:date>2023-07-26T17:22:36.659776521</dc:date>
    <meta:editing-duration>PT2H18M5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71" meta:word-count="569" meta:character-count="3476" meta:non-whitespace-character-count="2917"/>
  </office:meta>
</office:document-meta>
</file>